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2cm" fo:min-width="4.921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02cm" fo:min-width="3.31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02cm" fo:min-width="3.628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02cm" fo:min-width="5.85cm"/>
      <style:paragraph-properties style:writing-mode="lr-tb"/>
    </style:style>
    <style:style style:name="gr7" style:family="graphic" style:parent-style-name="standard">
      <style:graphic-properties draw:fill="solid" draw:fill-color="#e8f2a1" draw:textarea-horizontal-align="justify" draw:textarea-vertical-align="middle" draw:auto-grow-height="false" fo:min-height="1.337cm" fo:min-width="5.85cm"/>
      <style:paragraph-properties style:writing-mode="lr-tb"/>
    </style:style>
    <style:style style:name="gr8" style:family="graphic" style:parent-style-name="standard">
      <style:graphic-properties draw:fill="solid" draw:fill-color="#b4c7dc" draw:textarea-horizontal-align="justify" draw:textarea-vertical-align="middle" draw:auto-grow-height="false" fo:min-height="1.337cm" fo:min-width="3.944cm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cm" fo:min-width="3.945cm"/>
      <style:paragraph-properties style:writing-mode="lr-tb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2.607cm" fo:min-width="6.168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02cm" fo:min-width="7.119cm"/>
      <style:paragraph-properties style:writing-mode="lr-tb"/>
    </style:style>
    <style:style style:name="gr12" style:family="graphic" style:parent-style-name="standard">
      <style:graphic-properties draw:fill="solid" draw:fill-color="#b4c7dc" draw:textarea-horizontal-align="justify" draw:textarea-vertical-align="middle" draw:auto-grow-height="false" fo:min-height="2.607cm" fo:min-width="4.897cm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Arrowheads_20_9" draw:marker-end-width="0.3cm" draw:fill="none" draw:textarea-vertical-align="middle"/>
    </style:style>
    <style:style style:name="gr16" style:family="graphic" style:parent-style-name="objectwithoutfill">
      <style:graphic-properties draw:marker-end="Arrowheads_20_10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marker-end="Arrowheads_20_11" draw:marker-end-width="0.3cm" draw:fill="none" draw:textarea-vertical-align="middle"/>
    </style:style>
    <style:style style:name="gr19" style:family="graphic" style:parent-style-name="objectwithoutfill">
      <style:graphic-properties draw:marker-end="Arrowheads_20_12" draw:marker-end-width="0.3cm" draw:fill="none" draw:textarea-vertical-align="middle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02cm" fo:min-width="4.897cm"/>
      <style:paragraph-properties style:writing-mode="lr-tb"/>
    </style:style>
    <style:style style:name="gr21" style:family="graphic" style:parent-style-name="objectwithoutfill">
      <style:graphic-properties draw:marker-end="Arrowheads_20_13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draw:marker-end="Arrowheads_20_14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heads_20_15" draw:marker-end-width="0.3cm" draw:fill="none" draw:textarea-vertical-align="middle"/>
      <style:paragraph-properties style:writing-mode="lr-tb"/>
    </style:style>
    <style:style style:name="gr24" style:family="graphic" style:parent-style-name="objectwithoutfill">
      <style:graphic-properties draw:marker-end="Arrowheads_20_16" draw:marker-end-width="0.3cm" draw:fill="none" draw:textarea-vertical-align="middle"/>
      <style:paragraph-properties style:writing-mode="lr-tb"/>
    </style:style>
    <style:style style:name="gr25" style:family="graphic" style:parent-style-name="objectwithoutfill">
      <style:graphic-properties draw:marker-end="Arrowheads_20_17" draw:marker-end-width="0.3cm" draw:fill="none" draw:textarea-vertical-align="middle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02cm" fo:min-width="5.532cm"/>
      <style:paragraph-properties style:writing-mode="lr-tb"/>
    </style:style>
    <style:style style:name="gr27" style:family="graphic" style:parent-style-name="objectwithoutfill">
      <style:graphic-properties draw:marker-end="Arrowheads_20_18" draw:marker-end-width="0.3cm" draw:fill="none"/>
      <style:paragraph-properties style:writing-mode="lr-tb"/>
    </style:style>
    <style:style style:name="gr28" style:family="graphic" style:parent-style-name="objectwithoutfill">
      <style:graphic-properties draw:fill="none"/>
    </style:style>
    <style:style style:name="gr29" style:family="graphic" style:parent-style-name="standard">
      <style:graphic-properties draw:fill="solid" draw:fill-color="#ffa6a6" draw:textarea-horizontal-align="justify" draw:textarea-vertical-align="middle" draw:auto-grow-height="false" fo:min-height="1.654cm" fo:min-width="2.357cm"/>
      <style:paragraph-properties style:writing-mode="lr-tb"/>
    </style:style>
    <style:style style:name="gr30" style:family="graphic" style:parent-style-name="objectwithoutfill">
      <style:graphic-properties draw:marker-end="Arrowheads_20_19" draw:marker-end-width="0.3cm" draw:fill="none"/>
    </style:style>
    <style:style style:name="gr31" style:family="graphic" style:parent-style-name="standard">
      <style:graphic-properties draw:fill="solid" draw:fill-color="#afd095" draw:textarea-horizontal-align="justify" draw:textarea-vertical-align="middle" draw:auto-grow-height="false" fo:min-height="1.654cm" fo:min-width="2.357cm"/>
      <style:paragraph-properties style:writing-mode="lr-tb"/>
    </style:style>
    <style:style style:name="gr32" style:family="graphic" style:parent-style-name="objectwithoutfill">
      <style:graphic-properties draw:marker-end="Arrowheads_20_20" draw:marker-end-width="0.3cm" draw:fill="none"/>
    </style:style>
    <style:style style:name="gr33" style:family="graphic" style:parent-style-name="objectwithoutfill">
      <style:graphic-properties draw:marker-end="Arrowheads_20_21" draw:marker-end-width="0.3cm" draw:fill="none"/>
    </style:style>
    <style:style style:name="gr34" style:family="graphic" style:parent-style-name="objectwithoutfill">
      <style:graphic-properties draw:marker-end="Arrowheads_20_22" draw:marker-end-width="0.3cm" draw:fill="none"/>
    </style:style>
    <style:style style:name="gr35" style:family="graphic" style:parent-style-name="standard">
      <style:graphic-properties draw:fill="solid" draw:fill-color="#ffde59" draw:textarea-horizontal-align="justify" draw:textarea-vertical-align="middle" draw:auto-grow-height="false" fo:min-height="0.385cm" fo:min-width="25.852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/>
    </style:style>
    <style:style style:name="P2" style:family="paragraph">
      <loext:graphic-properties draw:fill-color="#ffffff"/>
      <style:paragraph-properties fo:text-align="center" style:writing-mode="lr-tb"/>
      <style:text-properties fo:font-size="14pt"/>
    </style:style>
    <style:style style:name="P3" style:family="paragraph">
      <loext:graphic-properties draw:fill="solid" draw:fill-color="#e8f2a1"/>
      <style:paragraph-properties fo:text-align="center" style:writing-mode="lr-tb"/>
      <style:text-properties fo:font-size="14pt"/>
    </style:style>
    <style:style style:name="P4" style:family="paragraph">
      <loext:graphic-properties draw:fill="solid" draw:fill-color="#b4c7dc"/>
      <style:paragraph-properties fo:text-align="center" style:writing-mode="lr-tb"/>
      <style:text-properties fo:font-size="14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2pt"/>
    </style:style>
    <style:style style:name="P7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a6a6"/>
      <style:paragraph-properties fo:text-align="center" style:writing-mode="lr-tb"/>
      <style:text-properties fo:font-size="14pt"/>
    </style:style>
    <style:style style:name="P10" style:family="paragraph">
      <loext:graphic-properties draw:fill="solid" draw:fill-color="#afd095"/>
      <style:paragraph-properties fo:text-align="center" style:writing-mode="lr-tb"/>
      <style:text-properties fo:font-size="14pt"/>
    </style:style>
    <style:style style:name="P11" style:family="paragraph">
      <loext:graphic-properties draw:fill="solid" draw:fill-color="#ffde59"/>
      <style:paragraph-properties fo:text-align="center" style:writing-mode="lr-tb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21cm" svg:height="1.27cm" svg:x="20.685cm" svg:y="16.557cm">
          <text:p text:style-name="P1"><text:span text:style-name="T1">Payload….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22cm" svg:height="1.27cm" svg:x="4.175cm" svg:y="16.557cm">
          <text:p text:style-name="P1"><text:span text:style-name="T1">Key</text:span></text:p>
          <text:p text:style-name="P1"><text:span text:style-name="T1">Type: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1.635cm" svg:y="16.557cm">
          <text:p text:style-name="P1"><text:span text:style-name="T1">Cipher</text:span></text:p>
          <text:p text:style-name="P1"><text:span text:style-name="T1">Suite: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1.27cm" svg:x="13.065cm" svg:y="16.557cm">
          <text:p text:style-name="P1"><text:span text:style-name="T1">SessionId:19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28cm" svg:height="1.27cm" svg:x="8.937cm" svg:y="16.557cm">
          <text:p text:style-name="P1"><text:span text:style-name="T1">MessageIV:4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1.27cm" svg:x="16.875cm" svg:y="16.557cm">
          <text:p text:style-name="P1"><text:span text:style-name="T1">AuthTag:128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1.27cm" svg:x="16.875cm" svg:y="1.635cm">
          <text:p text:style-name="P1"><text:span text:style-name="T1">Chunk Plain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6.35cm" svg:height="1.587cm" svg:x="16.875cm" svg:y="4.81cm">
          <text:p text:style-name="P1"><text:span text:style-name="T1">Compr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layout" svg:width="4.444cm" svg:height="1.587cm" svg:x="23.86cm" svg:y="4.81cm">
          <text:p text:style-name="P1"><text:span text:style-name="T1">ID-MAC-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4.445cm" svg:height="1.27cm" svg:x="23.86cm" svg:y="7.35cm">
          <text:p text:style-name="P1"><text:span text:style-name="T1">ChunkId:25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81cm" svg:height="1.27cm" svg:x="19.415cm" svg:y="7.35cm">
          <text:p text:style-name="P1"><text:span text:style-name="T1">Compr. Chun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22cm" svg:height="1.27cm" svg:x="14.97cm" svg:y="7.35cm">
          <text:p text:style-name="P1"><text:span text:style-name="T1">Type:8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6.668cm" svg:height="2.857cm" svg:x="18.462cm" svg:y="11.16cm">
          <text:p text:style-name="P1"><text:span text:style-name="T1">A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7.619cm" svg:height="1.27cm" svg:x="8.62cm" svg:y="1.635cm">
          <text:p text:style-name="P1"><text:span text:style-name="T1">crypt_key:5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5.397cm" svg:height="2.857cm" svg:x="8.938cm" svg:y="4.81cm">
          <text:p text:style-name="P1"><text:span text:style-name="T1">HKDF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6" draw:layer="layout" svg:x1="6.08cm" svg:y1="6.08cm" svg:x2="8.937cm" svg:y2="6.08cm">
          <text:p text:style-name="P5"><text:span text:style-name="T2">salt</text:span></text:p>
        </draw:line>
        <draw:line draw:style-name="gr14" draw:text-style-name="P7" draw:layer="layout" svg:x1="23.86cm" svg:y1="9.572cm" svg:x2="23.86cm" svg:y2="11.16cm">
          <text:p text:style-name="P5"><text:span text:style-name="T3">aad</text:span></text:p>
        </draw:line>
        <draw:line draw:style-name="gr15" draw:text-style-name="P8" draw:layer="layout" svg:x1="26.082cm" svg:y1="2.905cm" svg:x2="26.082cm" svg:y2="4.81cm">
          <text:p/>
        </draw:line>
        <draw:line draw:style-name="gr15" draw:text-style-name="P8" draw:layer="layout" svg:x1="20.107cm" svg:y1="2.905cm" svg:x2="20.05cm" svg:y2="4.81cm">
          <text:p/>
        </draw:line>
        <draw:line draw:style-name="gr15" draw:text-style-name="P8" draw:layer="layout" svg:x1="20.05cm" svg:y1="6.397cm" svg:x2="20.05cm" svg:y2="7.35cm">
          <text:p/>
        </draw:line>
        <draw:line draw:style-name="gr15" draw:text-style-name="P8" draw:layer="layout" svg:x1="26.082cm" svg:y1="6.397cm" svg:x2="26.082cm" svg:y2="7.35cm">
          <text:p/>
        </draw:line>
        <draw:line draw:style-name="gr16" draw:text-style-name="P8" draw:layer="layout" svg:x1="2.587cm" svg:y1="17.827cm" svg:x2="2.587cm" svg:y2="18.78cm">
          <text:p/>
        </draw:line>
        <draw:line draw:style-name="gr16" draw:text-style-name="P8" draw:layer="layout" svg:x1="5.127cm" svg:y1="17.827cm" svg:x2="5.127cm" svg:y2="18.78cm">
          <text:p/>
        </draw:line>
        <draw:line draw:style-name="gr16" draw:text-style-name="P8" draw:layer="layout" svg:x1="7.35cm" svg:y1="17.827cm" svg:x2="7.35cm" svg:y2="18.78cm">
          <text:p/>
        </draw:line>
        <draw:line draw:style-name="gr16" draw:text-style-name="P8" draw:layer="layout" svg:x1="10.842cm" svg:y1="17.827cm" svg:x2="10.842cm" svg:y2="18.78cm">
          <text:p/>
        </draw:line>
        <draw:line draw:style-name="gr17" draw:text-style-name="P8" draw:layer="layout" svg:x1="2.587cm" svg:y1="18.78cm" svg:x2="27.035cm" svg:y2="18.78cm">
          <text:p/>
        </draw:line>
        <draw:line draw:style-name="gr18" draw:text-style-name="P8" draw:layer="layout" svg:x1="22.59cm" svg:y1="14.017cm" svg:x2="22.59cm" svg:y2="16.557cm">
          <text:p/>
        </draw:line>
        <draw:line draw:style-name="gr19" draw:text-style-name="P7" draw:layer="layout" svg:x1="11.477cm" svg:y1="2.905cm" svg:x2="11.477cm" svg:y2="4.81cm">
          <text:p text:style-name="P5"><text:span text:style-name="T3">ikm</text:span></text:p>
        </draw:line>
        <draw:custom-shape draw:style-name="gr20" draw:text-style-name="P2" draw:layer="layout" svg:width="5.397cm" svg:height="1.27cm" svg:x="8.937cm" svg:y="9.255cm">
          <text:p text:style-name="P1"><text:span text:style-name="T1">SessionKey:256</text:span></text:p>
          <draw:enhanced-geometry svg:viewBox="0 0 21600 21600" draw:type="rectangle" draw:enhanced-path="M 0 0 L 21600 0 21600 21600 0 21600 0 0 Z N"/>
        </draw:custom-shape>
        <draw:line draw:style-name="gr21" draw:text-style-name="P7" draw:layer="layout" svg:x1="11.477cm" svg:y1="7.667cm" svg:x2="11.477cm" svg:y2="9.255cm">
          <text:p text:style-name="P5"><text:span text:style-name="T3">okm</text:span></text:p>
        </draw:line>
        <draw:line draw:style-name="gr22" draw:text-style-name="P7" draw:layer="layout" svg:x1="20.05cm" svg:y1="8.62cm" svg:x2="20.05cm" svg:y2="11.16cm">
          <text:p text:style-name="P5"><text:span text:style-name="T3">data</text:span></text:p>
        </draw:line>
        <draw:line draw:style-name="gr23" draw:text-style-name="P7" draw:layer="layout" svg:x1="15.605cm" svg:y1="13.7cm" svg:x2="18.462cm" svg:y2="13.7cm">
          <text:p text:style-name="P5"><text:span text:style-name="T3">iv</text:span></text:p>
        </draw:line>
        <draw:custom-shape draw:style-name="gr9" draw:text-style-name="P2" draw:layer="layout" svg:width="4.445cm" svg:height="1.27cm" svg:x="23.86cm" svg:y="1.635cm">
          <text:p text:style-name="P1"><text:span text:style-name="T1">id_key:25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7" draw:layer="layout" svg:x1="15.605cm" svg:y1="11.795cm" svg:x2="18.462cm" svg:y2="11.795cm">
          <text:p text:style-name="P5"><text:span text:style-name="T3">key</text:span></text:p>
        </draw:line>
        <draw:line draw:style-name="gr17" draw:text-style-name="P8" draw:layer="layout" svg:x1="11.427cm" svg:y1="10.524cm" svg:x2="11.427cm" svg:y2="11.794cm">
          <text:p/>
        </draw:line>
        <draw:line draw:style-name="gr15" draw:text-style-name="P8" draw:layer="layout" svg:x1="24.812cm" svg:y1="3.54cm" svg:x2="24.812cm" svg:y2="4.81cm">
          <text:p/>
        </draw:line>
        <draw:line draw:style-name="gr17" draw:text-style-name="P8" draw:layer="layout" svg:x1="21.32cm" svg:y1="2.905cm" svg:x2="21.32cm" svg:y2="3.54cm">
          <text:p/>
        </draw:line>
        <draw:line draw:style-name="gr17" draw:text-style-name="P8" draw:layer="layout" svg:x1="21.32cm" svg:y1="3.54cm" svg:x2="24.812cm" svg:y2="3.54cm">
          <text:p/>
        </draw:line>
        <draw:line draw:style-name="gr17" draw:text-style-name="P8" draw:layer="layout" svg:x1="14.97cm" svg:y1="12.747cm" svg:x2="6.08cm" svg:y2="12.747cm">
          <text:p/>
        </draw:line>
        <draw:line draw:style-name="gr25" draw:text-style-name="P8" draw:layer="layout" svg:x1="18.78cm" svg:y1="14.017cm" svg:x2="18.78cm" svg:y2="16.557cm">
          <text:p/>
        </draw:line>
        <draw:custom-shape draw:style-name="gr26" draw:text-style-name="P2" draw:layer="layout" svg:width="6.032cm" svg:height="1.27cm" svg:x="1.635cm" svg:y="1.635cm">
          <text:p text:style-name="P1"><text:span text:style-name="T1">“</text:span><text:span text:style-name="T1">borg-session-key-CIPHERNAME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7" draw:layer="layout" svg:x1="6.08cm" svg:y1="5.127cm" svg:x2="8.937cm" svg:y2="5.127cm">
          <text:p text:style-name="P5"><text:span text:style-name="T3">context</text:span></text:p>
        </draw:line>
        <draw:line draw:style-name="gr28" draw:text-style-name="P8" draw:layer="layout" svg:x1="6.08cm" svg:y1="2.905cm" svg:x2="6.08cm" svg:y2="5.127cm">
          <text:p/>
        </draw:line>
        <draw:custom-shape draw:style-name="gr29" draw:text-style-name="P9" draw:layer="layout" svg:width="2.857cm" svg:height="1.904cm" svg:x="1.635cm" svg:y="5.446cm">
          <text:p text:style-name="P1"><text:span text:style-name="T1">R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8" draw:layer="layout" svg:x1="6.08cm" svg:y1="6.08cm" svg:x2="6.08cm" svg:y2="12.747cm">
          <text:p/>
        </draw:line>
        <draw:line draw:style-name="gr30" draw:text-style-name="P8" draw:layer="layout" svg:x1="14.97cm" svg:y1="12.747cm" svg:x2="14.97cm" svg:y2="16.557cm">
          <text:p/>
        </draw:line>
        <draw:custom-shape draw:style-name="gr31" draw:text-style-name="P10" draw:layer="layout" svg:width="2.857cm" svg:height="1.904cm" svg:x="1.635cm" svg:y="12.43cm">
          <text:p text:style-name="P1"><text:span text:style-name="T1">C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8" draw:layer="layout" svg:x1="10.842cm" svg:y1="13.7cm" svg:x2="10.842cm" svg:y2="16.557cm">
          <text:p/>
        </draw:line>
        <draw:line draw:style-name="gr28" draw:text-style-name="P8" draw:layer="layout" svg:x1="23.86cm" svg:y1="9.572cm" svg:x2="26.082cm" svg:y2="9.572cm">
          <text:p/>
        </draw:line>
        <draw:line draw:style-name="gr28" draw:text-style-name="P8" draw:layer="layout" svg:x1="27.035cm" svg:y1="18.78cm" svg:x2="27.035cm" svg:y2="9.572cm">
          <text:p/>
        </draw:line>
        <draw:line draw:style-name="gr33" draw:text-style-name="P8" draw:layer="layout" svg:x1="27.035cm" svg:y1="9.572cm" svg:x2="26.082cm" svg:y2="9.572cm">
          <text:p/>
        </draw:line>
        <draw:line draw:style-name="gr34" draw:text-style-name="P8" draw:layer="layout" svg:x1="26.082cm" svg:y1="8.62cm" svg:x2="26.082cm" svg:y2="9.572cm">
          <text:p/>
        </draw:line>
        <draw:custom-shape draw:style-name="gr35" draw:text-style-name="P11" draw:layer="layout" svg:width="26.352cm" svg:height="0.635cm" svg:x="1.635cm" svg:y="19.415cm">
          <text:p text:style-name="P1"><text:span text:style-name="T1">Borg 2.0 new crypto – 2022-08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8" draw:layer="layout" svg:x1="4.492cm" svg:y1="6.08cm" svg:x2="6.08cm" svg:y2="6.08cm">
          <text:p/>
        </draw:line>
        <draw:custom-shape draw:style-name="gr3" draw:text-style-name="P2" draw:layer="layout" svg:width="2.54cm" svg:height="1.27cm" svg:x="6.397cm" svg:y="16.557cm">
          <text:p text:style-name="P1"><text:span text:style-name="T1">rsrvd:8</text:span></text:p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14.97cm" svg:y1="17.827cm" svg:x2="14.97cm" svg:y2="18.78cm">
          <text:p/>
        </draw:line>
        <draw:line draw:style-name="gr17" draw:text-style-name="P8" draw:layer="layout" svg:x1="15.605cm" svg:y1="13.7cm" svg:x2="4.492cm" svg:y2="13.7cm">
          <text:p/>
        </draw:line>
        <draw:line draw:style-name="gr17" draw:text-style-name="P8" draw:layer="layout" svg:x1="15.605cm" svg:y1="11.795cm" svg:x2="11.477cm" svg:y2="11.795cm">
          <text:p/>
        </draw:line>
        <draw:custom-shape draw:style-name="gr2" draw:text-style-name="P2" draw:layer="layout" svg:width="2.222cm" svg:height="1.27cm" svg:x="17.193cm" svg:y="7.35cm">
          <text:p text:style-name="P1"><text:span text:style-name="T1">Level: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textarea-vertical-align="bottom" draw:shadow-offset-x="0.203cm" draw:shadow-offset-y="0.203cm" draw:parallel="fals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17T15:15:25.098628533</meta:creation-date>
    <dc:date>2022-08-02T00:42:58.568212569</dc:date>
    <meta:editing-duration>PT2H14M54S</meta:editing-duration>
    <meta:editing-cycles>39</meta:editing-cycles>
    <meta:generator>LibreOffice/7.3.5.2$MacOSX_AARCH64 LibreOffice_project/184fe81b8c8c30d8b5082578aee2fed2ea847c01</meta:generator>
    <meta:document-statistic meta:object-count="59"/>
  </office:meta>
</office:document-meta>
</file>